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left="0.0986in" fo:margin-right="-0.0993in">
        <style:tab-stops/>
      </style:paragraph-properties>
      <style:text-properties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margin-left="0.0986in" fo:margin-right="-0.0993in">
        <style:tab-stops/>
      </style:paragraph-properties>
      <style:text-properties fo:font-size="14pt" style:font-size-asian="14pt"/>
    </style:style>
    <style:style style:name="P3" style:parent-style-name="Normal" style:family="paragraph">
      <style:paragraph-properties fo:margin-left="0.0986in" fo:margin-right="-0.0993in">
        <style:tab-stops/>
      </style:paragraph-properties>
      <style:text-properties fo:font-size="14pt" style:font-size-asian="14pt"/>
    </style:style>
    <style:style style:name="P4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</style:style>
    <style:style style:name="T5" style:parent-style-name="Fuentedepárrafopredeter." style:family="text">
      <style:text-properties fo:font-size="14pt" style:font-size-asian="14pt"/>
    </style:style>
    <style:style style:name="T6" style:parent-style-name="Fuentedepárrafopredeter." style:family="text">
      <style:text-properties fo:font-style="italic" style:font-style-asian="italic" fo:font-size="14pt" style:font-size-asian="14pt"/>
    </style:style>
    <style:style style:name="T7" style:parent-style-name="Fuentedepárrafopredeter." style:family="text">
      <style:text-properties fo:font-size="14pt" style:font-size-asian="14pt"/>
    </style:style>
    <style:style style:name="P8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9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0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1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2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3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  <style:text-properties fo:font-size="14pt" style:font-size-asian="14pt"/>
    </style:style>
    <style:style style:name="P14" style:parent-style-name="Párrafodelista" style:list-style-name="LFO1" style:family="paragraph">
      <style:paragraph-properties fo:margin-left="0.0986in" fo:margin-right="-0.0993in" fo:text-indent="-0.0076in">
        <style:tab-stops>
          <style:tab-stop style:type="left" style:position="0.1972in"/>
        </style:tab-stops>
      </style:paragraph-properties>
    </style:style>
    <style:style style:name="T15" style:parent-style-name="Fuentedepárrafopredeter." style:family="text">
      <style:text-properties fo:font-size="14pt" style:font-size-asian="14pt"/>
    </style:style>
    <style:style style:name="T16" style:parent-style-name="Fuentedepárrafopredeter." style:family="text">
      <style:text-properties fo:font-size="14pt" style:font-size-asian="14pt"/>
    </style:style>
  </office:automatic-styles>
  <office:body>
    <office:text text:use-soft-page-breaks="true">
      <text:p text:style-name="P1">ITERACIÓN #1</text:p>
      <text:p text:style-name="P2">CASO DE USO: Apertura de expediente</text:p>
      <text:p text:style-name="P3">Especificación de requisitos</text:p>
      <text:list text:style-name="LFO1" text:continue-numbering="true">
        <text:list-item>
          <text:p text:style-name="P4"><text:span text:style-name="T5">El sistema debe poder recibir información del radar mediante un<text:s/></text:span><text:span text:style-name="T6">listener</text:span><text:span text:style-name="T7">.</text:span></text:p>
        </text:list-item>
        <text:list-item>
          <text:p text:style-name="P8">El sistema debe recibir del<text:s/>radar la matrícula, velocidad y lugar por el que iba un coche, además del límite de velocidad en dicho lugar.</text:p>
        </text:list-item>
        <text:list-item>
          <text:p text:style-name="P9">El sistema debe poder determinar si dicho coche iba a una velocidad permitida.</text:p>
        </text:list-item>
        <text:list-item>
          <text:p text:style-name="P10">En caso negativo, el sistema debe crear una nuevo objeto Expediente<text:s/>que almacene la matrícula del coche infractor, la velocidad a la que iba, el límite de velocidad en el lugar por el que circulaba, dicho lugar y el propietario del vehículo.</text:p>
        </text:list-item>
        <text:list-item>
          <text:p text:style-name="P11">Dicho objeto expediente se creará mediante la clase GestorExpedientes, que encapsulará un ArrayList de objetos Expediente. También tendrá un método crearExpediente (que creará el nuevo expediente y lo añadirá al ArrayList), buscarExpediente y borrarExpediente.</text:p>
        </text:list-item>
        <text:list-item>
          <text:p text:style-name="P12">Los objetos Expediente, además de los datos de la infracción, también almacenarán un entero que los identifique de forma única.</text:p>
        </text:list-item>
        <text:list-item>
          <text:p text:style-name="P13">El sistema debe poder identificar al propietario de un vehículo a partir de<text:s/>la matrícula del mismo, usando para ello la tabla VEHÍCULOS de la base de datos de la DGT.</text:p>
        </text:list-item>
        <text:list-item>
          <text:p text:style-name="P14"><text:span text:style-name="T15">El resultado de este caso de uso será un nuevo objeto Expediente con todos los datos necesarios para identificar la infracción, el coche infractor y el propietario d</text:span><text:span text:style-name="T16">el coch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ÍA GONZÁLEZ GUTIÉRREZ</meta:initial-creator>
    <dc:creator>MARÍA GONZÁLEZ GUTIÉRREZ</dc:creator>
    <meta:creation-date>2016-11-05T10:44:00Z</meta:creation-date>
    <dc:date>2016-11-06T18:32:00Z</dc:date>
    <meta:template xlink:href="Normal" xlink:type="simple"/>
    <meta:editing-cycles>4</meta:editing-cycles>
    <meta:editing-duration>PT5400S</meta:editing-duration>
    <meta:document-statistic meta:page-count="1" meta:paragraph-count="2" meta:word-count="206" meta:character-count="1340" meta:row-count="9" meta:non-whitespace-character-count="1136"/>
  </office:meta>
</office:document-meta>
</file>